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62cm" fo:padding-bottom="0.162cm" fo:padding-left="0.287cm" fo:padding-right="0.287cm" draw:shadow="hidden" draw:shadow-offset-x="0.2cm" draw:shadow-offset-y="0.2cm" draw:shadow-color="#808080"/>
    </style:style>
    <style:style style:name="gr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3"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2f00" draw:textarea-horizontal-align="justify" fo:padding-top="0.15cm" fo:padding-bottom="0.15cm" fo:padding-left="0.275cm" fo:padding-right="0.275cm" draw:shadow="hidden" draw:shadow-offset-x="0.2cm" draw:shadow-offset-y="0.2cm" draw:shadow-color="#808080"/>
    </style:style>
    <style:style style:name="gr4"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9900" draw:textarea-horizontal-align="justify" fo:padding-top="0.15cm" fo:padding-bottom="0.15cm" fo:padding-left="0.275cm" fo:padding-right="0.275cm" draw:shadow="hidden" draw:shadow-offset-x="0.2cm" draw:shadow-offset-y="0.2cm" draw:shadow-color="#808080"/>
    </style:style>
    <style:style style:name="gr5"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ff00" draw:textarea-horizontal-align="justify" fo:padding-top="0.15cm" fo:padding-bottom="0.15cm" fo:padding-left="0.275cm" fo:padding-right="0.275cm" draw:shadow="hidden" draw:shadow-offset-x="0.2cm" draw:shadow-offset-y="0.2cm" draw:shadow-color="#808080"/>
    </style:style>
    <style:style style:name="gr6"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48f639" draw:textarea-horizontal-align="justify" fo:padding-top="0.15cm" fo:padding-bottom="0.15cm" fo:padding-left="0.275cm" fo:padding-right="0.275cm" draw:shadow="hidden" draw:shadow-offset-x="0.2cm" draw:shadow-offset-y="0.2cm" draw:shadow-color="#808080"/>
    </style:style>
    <style:style style:name="gr7" style:family="graphic" style:parent-style-name="standard" style:list-style-name="L1">
      <style:graphic-properties draw:stroke="solid" svg:stroke-width="0.05cm" svg:stroke-color="#1b1918" draw:marker-start="" draw:marker-start-width="0.2cm" draw:marker-start-center="false" draw:marker-end="" draw:marker-end-width="0.2cm" draw:marker-end-center="false" draw:stroke-linejoin="miter" svg:stroke-linecap="butt" draw:fill="solid" draw:fill-color="#ab417f" draw:textarea-horizontal-align="justify" fo:padding-top="0.15cm" fo:padding-bottom="0.15cm" fo:padding-left="0.275cm" fo:padding-right="0.275cm" draw:shadow="hidden" draw:shadow-offset-x="0.2cm" draw:shadow-offset-y="0.2cm" draw:shadow-color="#808080"/>
    </style:style>
    <style:style style:name="gr8"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6af7f2" draw:textarea-horizontal-align="justify" fo:padding-top="0.15cm" fo:padding-bottom="0.15cm" fo:padding-left="0.275cm" fo:padding-right="0.275cm" draw:shadow="hidden" draw:shadow-offset-x="0.2cm" draw:shadow-offset-y="0.2cm" draw:shadow-color="#808080"/>
    </style:style>
    <style:style style:name="gr9"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0"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5b1b5"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5"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17"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8"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00" draw:textarea-horizontal-align="justify" draw:textarea-vertical-align="middle" draw:auto-grow-height="false" fo:min-height="0.066cm" fo:min-width="0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5"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2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2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9"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0"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2"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33"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34"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5"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6"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7"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9"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0"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1"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2"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5"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6"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9"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50" style:family="graphic" style:parent-style-name="objectwithoutfill">
      <style:graphic-properties svg:stroke-width="0.07cm" svg:stroke-color="#000000" draw:marker-start-width="0.415cm" draw:marker-end-width="0.415cm" draw:fill="none" draw:textarea-vertical-align="middle" fo:padding-top="0.16cm" fo:padding-bottom="0.16cm" fo:padding-left="0.285cm" fo:padding-right="0.285cm"/>
    </style:style>
    <style:style style:name="gr5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4" style:family="graphic" style:parent-style-name="standard">
      <style:graphic-properties svg:stroke-width="0.07cm" svg:stroke-color="#000000" draw:marker-start-width="0.43cm" draw:marker-end-width="0.43cm" draw:textarea-vertical-align="middle" fo:padding-top="0.16cm" fo:padding-bottom="0.16cm" fo:padding-left="0.285cm" fo:padding-right="0.285cm"/>
    </style:style>
    <style:style style:name="gr55" style:family="graphic" style:parent-style-name="standard">
      <style:graphic-properties svg:stroke-width="0.05cm" svg:stroke-color="#000000" draw:marker-start-width="0.355cm" draw:marker-end-width="0.355cm" draw:textarea-vertical-align="middle" fo:padding-top="0.15cm" fo:padding-bottom="0.15cm" fo:padding-left="0.275cm" fo:padding-right="0.275cm"/>
    </style:style>
    <style:style style:name="gr56"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7"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9" style:family="graphic" style:parent-style-name="standard">
      <style:graphic-properties svg:stroke-width="0.05cm" svg:stroke-color="#000000" draw:marker-start-width="0.355cm" draw:marker-end-width="0.355cm" draw:fill-color="#8ef8f5" draw:textarea-horizontal-align="center" draw:textarea-vertical-align="middle" fo:padding-top="0.15cm" fo:padding-bottom="0.15cm" fo:padding-left="0.275cm" fo:padding-right="0.275cm"/>
    </style:style>
    <style:style style:name="gr60"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draw:textarea-vertical-align="middle" fo:padding-top="0.135cm" fo:padding-bottom="0.135cm" fo:padding-left="0.26cm" fo:padding-right="0.26cm" draw:shadow="hidden" draw:shadow-offset-x="0.2cm" draw:shadow-offset-y="0.2cm" draw:shadow-color="#808080"/>
    </style:style>
    <style:style style:name="gr61"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2"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5"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draw:textarea-vertical-align="middle" fo:padding-top="0.135cm" fo:padding-bottom="0.135cm" fo:padding-left="0.26cm" fo:padding-right="0.26cm" draw:shadow="hidden" draw:shadow-offset-x="0.2cm" draw:shadow-offset-y="0.2cm" draw:shadow-color="#808080"/>
    </style:style>
    <style:style style:name="gr6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9"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0"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4" style:family="graphic" style:parent-style-name="objectwithoutfill">
      <style:graphic-properties svg:stroke-width="0.05cm" svg:stroke-color="#ffffff" draw:marker-start-width="0.355cm" draw:marker-end-width="0.355cm" draw:fill="none" draw:fill-color="#ffffff" draw:textarea-vertical-align="middle" fo:padding-top="0.15cm" fo:padding-bottom="0.15cm" fo:padding-left="0.275cm" fo:padding-right="0.275cm"/>
    </style:style>
    <style:style style:name="P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606d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ff2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99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f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48f63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ab417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6af7f2"/>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5b1b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1b191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6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8ef8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 style:family="paragraph">
      <loext:graphic-properties draw:fill="none"/>
      <style:paragraph-properties fo:text-align="center"/>
    </style:style>
    <style:style style:name="P17" style:family="paragraph">
      <loext:graphic-properties draw:fill="none"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8" style:family="paragraph">
      <style:paragraph-properties fo:text-align="center"/>
    </style:style>
    <style:style style:name="P19" style:family="paragraph">
      <loext:graphic-properties draw:fill-color="#8ef8f5"/>
      <style:paragraph-properties fo:text-align="center"/>
    </style:style>
    <style:style style:name="P20" style:family="paragraph">
      <loext:graphic-properties draw:fill="solid" draw:fill-color="#1b1918"/>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olygon draw:style-name="gr1" draw:text-style-name="P1" draw:layer="layout" svg:width="7.135cm" svg:height="7.452cm" svg:x="7.913cm" svg:y="4.907cm" svg:viewBox="0 0 7136 7453" draw:points="2573,558 1728,1385 1386,1859 928,2166 407,2558 76,2916 0,3617 126,4011 333,4260 776,4460 1305,4445 1530,4397 2158,4371 3215,4612 3574,4550 4042,4384 4232,4139 4025,4647 3913,5068 3713,5582 3648,5996 3610,6210 3568,6527 3535,6929 3664,7217 3964,7342 4461,7437 5104,7453 5761,7427 6325,7336 6899,7206 7136,4113 7062,2960 6816,1842 6346,940 5813,314 5145,74 4120,0 3417,55">
          <text:p/>
        </draw:polygon>
        <draw:path draw:style-name="gr2" draw:text-style-name="P2" draw:layer="layout" svg:width="3.414cm" svg:height="2.002cm" svg:x="9.275cm" svg:y="4.71cm" svg:viewBox="0 0 3415 2003" svg:d="M0 2003c910-1086 1551-667 2129-837 577-170 1439-1015 1262-1045l-480-80c-271-75-596-33-905 14-578 169-1359 353-2006 1948z">
          <text:p/>
        </draw:path>
        <draw:g draw:name="рог">
          <draw:path draw:style-name="gr3" draw:text-style-name="P3" draw:layer="layout" svg:width="0.3cm" svg:height="0.652cm" svg:x="9.876cm" svg:y="3.234cm" svg:viewBox="0 0 301 653" svg:d="M182 653c114-34 149-258 90-372l-88-121c-73-90-40-131-154-160l-30 88c-5 65 35 213 55 275 31 98 46 240 127 290z">
            <text:p/>
          </draw:path>
          <draw:path draw:style-name="gr4" draw:text-style-name="P4" draw:layer="layout" svg:width="0.372cm" svg:height="0.53cm" svg:x="10.088cm" svg:y="3.699cm" svg:viewBox="0 0 373 531" svg:d="M52 529c202 8 320 5 321-214 1-78-20-139-47-189l-80-93c-7-5-48-33-48-33-260 67-211 306-146 529z">
            <text:p/>
          </draw:path>
          <draw:path draw:style-name="gr5" draw:text-style-name="P5" draw:layer="layout" svg:width="0.454cm" svg:height="0.642cm" svg:x="10.201cm" svg:y="4.042cm" svg:viewBox="0 0 455 643" svg:d="M145 180c-42 43-105 51-128 83-20 31-21 139-9 163 50 18 10 88 48 217 91 8 143-96 226-110 39-39 61-80 97-129 40-54 60-83 76-170-1-40-15-70-24-106-83-61-50-93-113-128-57 49-69 124-147 171z">
            <text:p/>
          </draw:path>
          <draw:path draw:style-name="gr6" draw:text-style-name="P6" draw:layer="layout" svg:width="0.637cm" svg:height="0.781cm" svg:x="10.279cm" svg:y="4.335cm" svg:viewBox="0 0 638 782" svg:d="M217 782c170-168 61-115 242-263 3-3 8-7 11-10l22-20c73-74 112-169 133-279 17-86 20-58-9-118-13-25-13-20-32-49-3-5-17-19-18-28 0-9-6-11-9-15-96 4-13 0-75 10-20 3 13-9-35 6-58 19-77 59-118 101-178 177-327 206-329 491-1 167 48 151 217 174z">
            <text:p/>
          </draw:path>
          <draw:path draw:style-name="gr7" draw:text-style-name="P7" draw:layer="layout" svg:width="1.171cm" svg:height="1.114cm" svg:x="10.539cm" svg:y="4.817cm" svg:viewBox="0 0 1172 1115" svg:d="M636 3c-74 203 193 137-219 605-28 31-589 604-364 492l1109-547c79-40-321-408-453-533-20-19-70-24-73-17z">
            <text:p/>
          </draw:path>
          <draw:path draw:style-name="gr8" draw:text-style-name="P8" draw:layer="layout" svg:width="0.764cm" svg:height="1.236cm" svg:x="10.412cm" svg:y="4.554cm" svg:viewBox="0 0 765 1237" svg:d="M475 63c-14 95-129 264-179 341-65 101-273 212-296 233l13 124c59 106 95 405 142 476 75-6 243-211 297-277 53-65 186-149 265-338 35-83 53-246 47-355-28-44-34-29-63-87-27-54-16-62-53-99-72-37-36-56-109-81-34 41-10 29-64 63z">
            <text:p/>
          </draw:path>
          <draw:polygon draw:style-name="gr9" draw:text-style-name="P9" draw:layer="layout" svg:width="1.906cm" svg:height="2.871cm" svg:x="9.801cm" svg:y="3.07cm" svg:viewBox="0 0 1907 2872" draw:points="0,0 782,2872 1907,2309">
            <text:p/>
          </draw:polygon>
        </draw:g>
        <draw:polygon draw:style-name="gr10" draw:text-style-name="P2" draw:layer="layout" svg:width="3.254cm" svg:height="4.938cm" svg:x="13.233cm" svg:y="5.006cm" svg:viewBox="0 0 3255 4939" draw:points="0,710 36,0 396,79 721,238 1080,542 1398,839 1704,1168 1914,1659 1995,2068 2065,2711 2067,3111 2078,3419 2077,3773 2194,4072 2500,4400 2938,4487 3255,4399 3141,4701 2819,4898 2329,4939 1809,4798 1583,4508 1408,4261 1264,4011 1154,3805 746,2734 514,1694">
          <text:p/>
        </draw:polygon>
        <draw:g draw:name="ухо">
          <draw:path draw:style-name="gr11" draw:text-style-name="P1" draw:layer="layout" svg:width="1.353cm" svg:height="2.331cm" svg:x="12.006cm" svg:y="4.281cm" svg:viewBox="0 0 1354 2332" svg:d="M1305 2332l-1305-620 209-882 378-566c124-88 246-176 368-264 65 103 138 210 182 337 41 114 90 248 128 388l72 486 17 540z">
            <text:p/>
          </draw:path>
          <draw:path draw:style-name="gr12" draw:text-style-name="P9" draw:layer="layout" svg:width="1.353cm" svg:height="2.331cm" svg:x="12.006cm" svg:y="4.281cm" svg:viewBox="0 0 1354 2332" svg:d="M0 1712l209-882 378-566c124-88 246-176 368-264 65 103 138 210 182 337 41 114 90 248 128 388l72 486 17 540-49 581">
            <text:p/>
          </draw:path>
          <draw:polygon draw:style-name="gr13" draw:text-style-name="P10" draw:layer="layout" svg:width="0.692cm" svg:height="1.492cm" svg:x="12.318cm" svg:y="4.875cm" svg:viewBox="0 0 693 1493" draw:points="602,1493 0,1241 116,561 224,243 495,0 658,306 693,537 689,1047">
            <text:p/>
          </draw:polygon>
          <draw:polyline draw:style-name="gr14" draw:text-style-name="P9" draw:layer="layout" svg:width="0.692cm" svg:height="1.492cm" svg:x="12.318cm" svg:y="4.875cm" svg:viewBox="0 0 693 1493" draw:points="0,1241 116,561 224,243 495,0 658,306 693,537 689,1047 602,1493">
            <text:p/>
          </draw:polyline>
        </draw:g>
        <draw:polygon draw:style-name="gr15" draw:text-style-name="P2" draw:layer="layout" svg:width="1.409cm" svg:height="2.265cm" svg:x="7.916cm" svg:y="7.126cm" svg:viewBox="0 0 1410 2266" draw:points="908,0 532,249 221,544 32,880 0,1269 71,1625 249,1959 531,2162 906,2266 1410,2198 1376,2004 1359,1798 1340,1472 1248,1210 1106,946 987,619 970,325">
          <text:p/>
        </draw:polygon>
        <draw:path draw:style-name="gr16" draw:text-style-name="P11" draw:layer="layout" svg:width="0.291cm" svg:height="0.291cm" svg:x="8.323cm" svg:y="7.873cm" svg:viewBox="0 0 292 292" svg:d="M145 0h1c27 0 50 6 73 20 23 13 40 30 53 53 14 23 20 46 20 73s-6 50-20 73c-13 23-30 40-53 53-23 14-46 20-73 20s-50-6-73-20c-23-13-40-30-53-53-14-23-20-46-20-73s6-50 20-73c13-23 30-40 53-53 23-14 45-20 72-20z">
          <text:p/>
        </draw:path>
        <draw:polygon draw:style-name="gr17" draw:text-style-name="P2" draw:layer="layout" svg:width="1.993cm" svg:height="3.222cm" svg:x="14.027cm" svg:y="8.099cm" svg:viewBox="0 0 1994 3223" draw:points="89,0 0,1489 45,1959 220,2369 483,2811 852,3128 1282,3223 1994,2979 1360,2859 1044,2566 1034,2041 1015,1704 791,1414 470,917 322,610">
          <text:p/>
        </draw:polygon>
        <draw:polygon draw:style-name="gr18" draw:text-style-name="P2" draw:layer="layout" svg:width="1.948cm" svg:height="3.322cm" svg:x="13.849cm" svg:y="9.412cm" svg:viewBox="0 0 1949 3323" draw:points="155,0 55,1100 0,2059 175,2469 438,2911 807,3228 1237,3323 1949,3079 1315,2959 999,2666 989,2141 970,1804 746,1514 425,1017 277,710">
          <text:p/>
        </draw:polygon>
        <draw:custom-shape draw:style-name="gr19" draw:text-style-name="P12" draw:layer="layout" svg:width="1.7cm" svg:height="1.8cm" svg:x="4.973cm" svg:y="3.3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0" draw:text-style-name="P13" draw:layer="layout" svg:width="1.36cm" svg:height="1.441cm" svg:x="4.573cm" svg:y="6.0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1" draw:text-style-name="P13" draw:layer="layout" svg:width="1.36cm" svg:height="1.441cm" svg:x="7.573cm" svg:y="2.03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line draw:style-name="gr22" draw:text-style-name="P14" draw:layer="глаз1" svg:x1="10.077cm" svg:y1="6.866cm" svg:x2="9.877cm" svg:y2="6.566cm">
          <text:p/>
        </draw:line>
        <draw:line draw:style-name="gr23" draw:text-style-name="P14" draw:layer="глаз1" svg:x1="10.477cm" svg:y1="6.766cm" svg:x2="10.477cm" svg:y2="6.366cm">
          <text:p/>
        </draw:line>
        <draw:line draw:style-name="gr24" draw:text-style-name="P14" draw:layer="глаз1" svg:x1="10.877cm" svg:y1="6.866cm" svg:x2="11.077cm" svg:y2="6.566cm">
          <text:p/>
        </draw:line>
        <draw:custom-shape draw:style-name="gr25" draw:text-style-name="P15" draw:layer="глаз1" svg:width="1.2cm" svg:height="1.2cm" svg:x="9.869cm" svg:y="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26" draw:text-style-name="P11" draw:layer="глаз1" svg:width="0.699cm" svg:height="0.699cm" svg:x="9.977cm" svg:y="6.766cm" svg:viewBox="0 0 700 700" svg:d="M350 0c65 0 119 15 175 47s96 72 128 128 47 110 47 175-15 119-47 175-72 96-128 128-110 47-175 47-119-15-175-47-96-72-128-128-47-110-47-175 15-119 47-175 72-96 128-128 110-47 175-47z">
            <text:p/>
          </draw:path>
          <draw:path draw:style-name="gr27" draw:text-style-name="P1" draw:layer="глаз1" svg:width="0.179cm" svg:height="0.179cm" svg:x="10.374cm" svg:y="6.977cm" svg:viewBox="0 0 180 180" svg:d="M90 0c16 0 30 4 45 12 14 8 25 19 33 33 8 15 12 28 12 45 0 16-4 30-12 45-8 14-19 25-33 33-15 8-29 12-45 12-17 0-30-4-45-12-14-8-25-19-33-33-8-15-12-29-12-45 0-17 4-30 12-45 8-14 19-25 33-33 15-8 28-12 45-12z">
            <text:p/>
          </draw:path>
          <draw:path draw:style-name="gr28" draw:text-style-name="P1" draw:layer="глаз1" svg:width="0.179cm" svg:height="0.179cm" svg:x="10.108cm" svg:y="6.889cm" svg:viewBox="0 0 180 180" svg:d="M90 0c16 0 30 4 45 12 14 8 25 19 33 33 8 15 12 28 12 45 0 16-4 30-12 45-8 14-19 25-33 33-15 8-29 12-45 12-17 0-30-4-45-12-14-8-25-19-33-33-8-15-12-29-12-45 0-17 4-30 12-45 8-14 19-25 33-33 15-8 28-12 45-12z">
            <text:p/>
          </draw:path>
        </draw:g>
        <draw:line draw:style-name="gr29" draw:text-style-name="P14" draw:layer="глаз2" svg:x1="10.077cm" svg:y1="6.866cm" svg:x2="9.877cm" svg:y2="6.566cm">
          <text:p/>
        </draw:line>
        <draw:line draw:style-name="gr30" draw:text-style-name="P14" draw:layer="глаз2" svg:x1="10.477cm" svg:y1="6.766cm" svg:x2="10.477cm" svg:y2="6.366cm">
          <text:p/>
        </draw:line>
        <draw:line draw:style-name="gr31" draw:text-style-name="P14" draw:layer="глаз2" svg:x1="10.877cm" svg:y1="6.866cm" svg:x2="11.077cm" svg:y2="6.566cm">
          <text:p/>
        </draw:line>
        <draw:custom-shape draw:style-name="gr32" draw:text-style-name="P15" draw:layer="глаз2" svg:width="1.2cm" svg:height="1.2cm" svg:x="9.869cm" svg:y="6.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33" draw:text-style-name="P11" draw:layer="глаз2" svg:width="0.699cm" svg:height="0.699cm" svg:x="10.077cm" svg:y="6.766cm" svg:viewBox="0 0 700 700" svg:d="M350 0c65 0 119 15 175 47s96 72 128 128 47 110 47 175-15 119-47 175-72 96-128 128-110 47-175 47-119-15-175-47-96-72-128-128-47-110-47-175 15-119 47-175 72-96 128-128 110-47 175-47z">
            <text:p/>
          </draw:path>
          <draw:path draw:style-name="gr34" draw:text-style-name="P1" draw:layer="глаз2" svg:width="0.179cm" svg:height="0.179cm" svg:x="10.474cm" svg:y="6.977cm" svg:viewBox="0 0 180 180" svg:d="M90 0c16 0 30 4 45 12 14 8 25 19 33 33 8 15 12 28 12 45 0 16-4 30-12 45-8 14-19 25-33 33-15 8-29 12-45 12-17 0-30-4-45-12-14-8-25-19-33-33-8-15-12-29-12-45 0-17 4-30 12-45 8-14 19-25 33-33 15-8 28-12 45-12z">
            <text:p/>
          </draw:path>
          <draw:path draw:style-name="gr35" draw:text-style-name="P1" draw:layer="глаз2" svg:width="0.179cm" svg:height="0.179cm" svg:x="10.208cm" svg:y="6.889cm" svg:viewBox="0 0 180 180" svg:d="M90 0c16 0 30 4 45 12 14 8 25 19 33 33 8 15 12 28 12 45 0 16-4 30-12 45-8 14-19 25-33 33-15 8-29 12-45 12-17 0-30-4-45-12-14-8-25-19-33-33-8-15-12-29-12-45 0-17 4-30 12-45 8-14 19-25 33-33 15-8 28-12 45-12z">
            <text:p/>
          </draw:path>
        </draw:g>
        <draw:line draw:style-name="gr36" draw:text-style-name="P14" draw:layer="глаз3" svg:x1="10.081cm" svg:y1="6.862cm" svg:x2="9.881cm" svg:y2="6.562cm">
          <text:p/>
        </draw:line>
        <draw:line draw:style-name="gr37" draw:text-style-name="P14" draw:layer="глаз3" svg:x1="10.481cm" svg:y1="6.762cm" svg:x2="10.481cm" svg:y2="6.362cm">
          <text:p/>
        </draw:line>
        <draw:line draw:style-name="gr38" draw:text-style-name="P14" draw:layer="глаз3" svg:x1="10.881cm" svg:y1="6.862cm" svg:x2="11.081cm" svg:y2="6.562cm">
          <text:p/>
        </draw:line>
        <draw:custom-shape draw:style-name="gr39" draw:text-style-name="P15" draw:layer="глаз3" svg:width="1.2cm" svg:height="1.2cm" svg:x="9.873cm" svg:y="6.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0" draw:text-style-name="P11" draw:layer="глаз3" svg:width="0.699cm" svg:height="0.699cm" svg:x="10.181cm" svg:y="6.762cm" svg:viewBox="0 0 700 700" svg:d="M350 0c65 0 119 15 175 47s96 72 128 128 47 110 47 175-15 119-47 175-72 96-128 128-110 47-175 47-119-15-175-47-96-72-128-128-47-110-47-175 15-119 47-175 72-96 128-128 110-47 175-47z">
            <text:p/>
          </draw:path>
          <draw:path draw:style-name="gr41" draw:text-style-name="P1" draw:layer="глаз3" svg:width="0.179cm" svg:height="0.179cm" svg:x="10.578cm" svg:y="6.973cm" svg:viewBox="0 0 180 180" svg:d="M90 0c16 0 30 4 45 12 14 8 25 19 33 33 8 15 12 28 12 45 0 16-4 30-12 45-8 14-19 25-33 33-15 8-29 12-45 12-17 0-30-4-45-12-14-8-25-19-33-33-8-15-12-29-12-45 0-17 4-30 12-45 8-14 19-25 33-33 15-8 28-12 45-12z">
            <text:p/>
          </draw:path>
          <draw:path draw:style-name="gr42" draw:text-style-name="P1" draw:layer="глаз3" svg:width="0.179cm" svg:height="0.179cm" svg:x="10.312cm" svg:y="6.885cm" svg:viewBox="0 0 180 180" svg:d="M90 0c16 0 30 4 45 12 14 8 25 19 33 33 8 15 12 28 12 45 0 16-4 30-12 45-8 14-19 25-33 33-15 8-29 12-45 12-17 0-30-4-45-12-14-8-25-19-33-33-8-15-12-29-12-45 0-17 4-30 12-45 8-14 19-25 33-33 15-8 28-12 45-12z">
            <text:p/>
          </draw:path>
        </draw:g>
        <draw:line draw:style-name="gr43" draw:text-style-name="P14" draw:layer="глаз4" svg:x1="10.085cm" svg:y1="6.857cm" svg:x2="9.885cm" svg:y2="6.557cm">
          <text:p/>
        </draw:line>
        <draw:line draw:style-name="gr44" draw:text-style-name="P14" draw:layer="глаз4" svg:x1="10.485cm" svg:y1="6.757cm" svg:x2="10.485cm" svg:y2="6.357cm">
          <text:p/>
        </draw:line>
        <draw:line draw:style-name="gr45" draw:text-style-name="P14" draw:layer="глаз4" svg:x1="10.885cm" svg:y1="6.857cm" svg:x2="11.085cm" svg:y2="6.557cm">
          <text:p/>
        </draw:line>
        <draw:custom-shape draw:style-name="gr46" draw:text-style-name="P15" draw:layer="глаз4" svg:width="1.2cm" svg:height="1.2cm" svg:x="9.877cm" svg:y="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7" draw:text-style-name="P11" draw:layer="глаз4" svg:width="0.699cm" svg:height="0.699cm" svg:x="10.285cm" svg:y="6.757cm" svg:viewBox="0 0 700 700" svg:d="M350 0c65 0 119 15 175 47s96 72 128 128 47 110 47 175-15 119-47 175-72 96-128 128-110 47-175 47-119-15-175-47-96-72-128-128-47-110-47-175 15-119 47-175 72-96 128-128 110-47 175-47z">
            <text:p/>
          </draw:path>
          <draw:path draw:style-name="gr48" draw:text-style-name="P1" draw:layer="глаз4" svg:width="0.179cm" svg:height="0.179cm" svg:x="10.682cm" svg:y="6.968cm" svg:viewBox="0 0 180 180" svg:d="M90 0c16 0 30 4 45 12 14 8 25 19 33 33 8 15 12 28 12 45 0 16-4 30-12 45-8 14-19 25-33 33-15 8-29 12-45 12-17 0-30-4-45-12-14-8-25-19-33-33-8-15-12-29-12-45 0-17 4-30 12-45 8-14 19-25 33-33 15-8 28-12 45-12z">
            <text:p/>
          </draw:path>
          <draw:path draw:style-name="gr49" draw:text-style-name="P1" draw:layer="глаз4" svg:width="0.179cm" svg:height="0.179cm" svg:x="10.416cm" svg:y="6.88cm" svg:viewBox="0 0 180 180" svg:d="M90 0c16 0 30 4 45 12 14 8 25 19 33 33 8 15 12 28 12 45 0 16-4 30-12 45-8 14-19 25-33 33-15 8-29 12-45 12-17 0-30-4-45-12-14-8-25-19-33-33-8-15-12-29-12-45 0-17 4-30 12-45 8-14 19-25 33-33 15-8 28-12 45-12z">
            <text:p/>
          </draw:path>
        </draw:g>
        <draw:path draw:style-name="gr50" draw:text-style-name="P16" draw:layer="layout" svg:width="1.013cm" svg:height="0.122cm" draw:transform="rotate (0.0905825881785057) translate (8.29016520771599cm 9.09172445912805cm)" svg:viewBox="0 0 1014 123" svg:d="M0 109c368 0 797 72 1014-109">
          <text:p/>
        </draw:path>
        <draw:line draw:style-name="gr51" draw:text-style-name="P17" draw:layer="глаз закрыт" svg:x1="10.1cm" svg:y1="7.7cm" svg:x2="9.877cm" svg:y2="7.966cm">
          <text:p/>
        </draw:line>
        <draw:line draw:style-name="gr52" draw:text-style-name="P17" draw:layer="глаз закрыт" svg:x1="10.477cm" svg:y1="8.266cm" svg:x2="10.477cm" svg:y2="7.866cm">
          <text:p/>
        </draw:line>
        <draw:line draw:style-name="gr53" draw:text-style-name="P17" draw:layer="глаз закрыт" svg:x1="10.9cm" svg:y1="7.7cm" svg:x2="11.077cm" svg:y2="7.966cm">
          <text:p/>
        </draw:line>
        <draw:circle draw:style-name="gr54" draw:text-style-name="P18" draw:layer="глаз закрыт" svg:width="1.2cm" svg:height="1.2cm" draw:transform="rotate (-3.14159265358979) translate (11.1cm 7.9cm)" draw:kind="arc" draw:start-angle="0.67" draw:end-angle="180.76">
          <text:p/>
        </draw:circle>
        <draw:ellipse draw:style-name="gr55" draw:text-style-name="P18" draw:layer="глаз1" svg:width="1.202cm" svg:height="1.188cm" svg:x="9.867cm" svg:y="6.678cm" draw:kind="arc" draw:start-angle="180" draw:end-angle="1">
          <text:p/>
        </draw:ellipse>
        <draw:line draw:style-name="gr56" draw:text-style-name="P14" draw:layer="промежуток1" svg:x1="10.077cm" svg:y1="7.066cm" svg:x2="9.877cm" svg:y2="6.766cm">
          <text:p/>
        </draw:line>
        <draw:line draw:style-name="gr57" draw:text-style-name="P14" draw:layer="промежуток1" svg:x1="10.477cm" svg:y1="6.966cm" svg:x2="10.477cm" svg:y2="6.566cm">
          <text:p/>
        </draw:line>
        <draw:line draw:style-name="gr58" draw:text-style-name="P14" draw:layer="промежуток1" svg:x1="10.877cm" svg:y1="7.066cm" svg:x2="11.077cm" svg:y2="6.766cm">
          <text:p/>
        </draw:line>
        <draw:path draw:style-name="gr59" draw:text-style-name="P19" draw:layer="промежуток1" svg:width="1.201cm" svg:height="1.036cm" svg:x="9.867cm" svg:y="6.83cm" svg:viewBox="0 0 1202 1037" svg:d="M1202 433c0 3 0 6 0 10 0 109-25 202-81 297-55 95-124 163-219 217-96 55-190 80-301 80s-205-25-300-80c-96-54-165-122-220-217-56-95-81-188-81-297v7c0-4 0-8 0-12 0-81 25-149 81-219 55-70 124-120 220-160 95-41 189-59 300-59s205 18 301 59c95 40 164 90 219 160 56 70 81 138 81 218 0 3 0 5 0 8z">
          <text:p/>
        </draw:path>
        <draw:g>
          <draw:polygon draw:style-name="gr60" draw:text-style-name="P20" draw:layer="промежуток1" svg:width="0.699cm" svg:height="0.64cm" svg:x="9.977cm" svg:y="6.825cm" svg:viewBox="0 0 700 641" draw:points="379,8 461,0 545,0 564,14 582,28 598,43 613,59 627,77 641,96 653,116 664,137 674,158 682,179 689,200 694,222 697,244 699,267 700,291 699,315 697,338 694,360 689,382 682,403 674,424 664,445 653,466 641,486 627,505 613,523 598,539 582,554 564,568 545,582 525,594 504,605 483,615 462,623 441,630 419,635 397,638 374,640 350,641 326,640 303,638 281,635 259,630 238,623 217,615 196,605 175,594 155,582 136,568 118,554 102,539 87,523 73,505 59,486 47,466 36,445 26,424 18,403 12,382 6,360 3,338 1,315 0,291 1,267 3,244 6,222 12,200 18,179 26,158 36,137 139,80 238,35 319,19">
            <text:p/>
          </draw:polygon>
          <draw:polygon draw:style-name="gr61" draw:text-style-name="P21" draw:layer="промежуток1" svg:width="0.179cm" svg:height="0.179cm" svg:x="10.374cm" svg:y="6.977cm" svg:viewBox="0 0 180 180" draw:points="90,0 96,0 102,1 107,2 113,3 118,5 124,7 129,9 135,12 140,15 145,19 149,22 154,26 158,31 161,35 165,40 168,45 171,51 173,56 175,61 177,67 178,72 179,78 180,84 180,90 180,96 179,102 178,107 177,113 175,118 173,124 171,129 168,135 165,140 161,145 158,149 154,154 149,158 145,161 140,165 135,168 129,171 124,173 118,175 113,177 107,178 102,179 96,180 90,180 84,180 78,179 72,178 67,177 61,175 56,173 51,171 45,168 40,165 35,161 31,158 26,154 22,149 19,145 15,140 12,135 9,129 7,124 5,118 3,113 2,107 1,102 0,96 0,90 0,84 1,78 2,72 3,67 5,61 7,56 9,51 12,45 15,40 19,35 22,31 26,26 31,22 35,19 40,15 45,12 51,9 56,7 61,5 67,3 72,2 78,1 84,0">
            <text:p/>
          </draw:polygon>
          <draw:polygon draw:style-name="gr62" draw:text-style-name="P21" draw:layer="промежуток1" svg:width="0.179cm" svg:height="0.179cm" svg:x="10.108cm" svg:y="6.889cm" svg:viewBox="0 0 180 180" draw:points="90,0 96,0 102,1 107,2 113,3 118,5 124,7 129,9 135,12 140,15 145,19 149,22 154,26 158,31 161,35 165,40 168,45 171,51 173,56 175,61 177,67 178,72 179,78 180,84 180,90 180,96 179,102 178,107 177,113 175,118 173,124 171,129 168,135 165,140 161,145 158,149 154,154 149,158 145,161 140,165 135,168 129,171 124,173 118,175 113,177 107,178 102,179 96,180 90,180 84,180 78,179 72,178 67,177 61,175 56,173 51,171 45,168 40,165 35,161 31,158 26,154 22,149 19,145 15,140 12,135 9,129 7,124 5,118 3,113 2,107 1,102 0,96 0,90 0,84 1,78 2,72 3,67 5,61 7,56 9,51 12,45 15,40 19,35 22,31 26,26 31,22 35,19 40,15 45,12 51,9 56,7 61,5 67,3 72,2 78,1 84,0">
            <text:p/>
          </draw:polygon>
        </draw:g>
        <draw:g>
          <draw:line draw:style-name="gr63" draw:text-style-name="P14" draw:layer="промежуток2" svg:x1="10.182cm" svg:y1="7.262cm" svg:x2="9.982cm" svg:y2="6.962cm">
            <text:p/>
          </draw:line>
          <draw:line draw:style-name="gr64" draw:text-style-name="P14" draw:layer="промежуток2" svg:x1="10.482cm" svg:y1="7.262cm" svg:x2="10.482cm" svg:y2="6.862cm">
            <text:p/>
          </draw:line>
          <draw:line draw:style-name="gr65" draw:text-style-name="P14" draw:layer="промежуток2" svg:x1="10.782cm" svg:y1="7.262cm" svg:x2="10.982cm" svg:y2="6.962cm">
            <text:p/>
          </draw:line>
          <draw:path draw:style-name="gr59" draw:text-style-name="P19" draw:layer="промежуток2" svg:width="1.201cm" svg:height="0.827cm" svg:x="9.872cm" svg:y="7.035cm" svg:viewBox="0 0 1202 828" svg:d="M1202 224c0 3 0 6 0 10 0 109-25 202-81 297-55 95-124 163-219 217-96 55-190 80-301 80s-205-25-300-80c-96-54-165-122-220-217-56-95-81-188-81-297v7c0-4 0-8 0-12 0-81 108-152 175-162 85-32 138-28 237-46 102-7 111-21 222-21s113 14 205 28c95 40 127 14 190 46 67 35 173 74 173 154 0 3 0 5 0 8z">
            <text:p/>
          </draw:path>
          <draw:g>
            <draw:polygon draw:style-name="gr66" draw:text-style-name="P20" draw:layer="промежуток2" svg:width="0.699cm" svg:height="0.429cm" svg:x="9.982cm" svg:y="7.032cm" svg:viewBox="0 0 700 430" draw:points="614,14 697,33 699,56 700,80 699,104 697,127 694,149 689,171 682,192 674,213 664,234 653,255 641,275 627,294 613,312 598,328 582,343 564,357 545,371 525,383 504,394 483,404 462,412 441,419 419,424 397,427 374,429 350,430 326,429 303,427 281,424 259,419 238,412 217,404 196,394 175,383 155,371 136,357 118,343 102,328 87,312 73,294 59,275 47,255 36,234 26,213 18,192 12,171 6,149 3,127 1,104 0,80 90,53 215,28 353,14 526,0">
              <text:p/>
            </draw:polygon>
            <draw:polygon draw:style-name="gr67" draw:text-style-name="P21" draw:layer="промежуток2" svg:width="0.179cm" svg:height="0.134cm" svg:x="10.379cm" svg:y="7.018cm" svg:viewBox="0 0 180 135" draw:points="88,1 135,0 171,6 173,11 175,16 177,22 178,27 179,33 180,39 180,45 180,51 179,57 178,62 177,68 175,73 173,79 171,84 168,90 165,95 161,100 158,104 154,109 149,113 145,116 140,120 135,123 129,126 124,128 118,130 113,132 107,133 102,134 96,135 90,135 84,135 78,134 72,133 67,132 61,130 56,128 51,126 45,123 40,120 35,116 31,113 26,109 22,104 19,100 15,95 12,90 9,84 7,79 5,73 3,68 2,62 1,57 0,51 0,45 0,39 1,33 2,27 3,22 5,16 7,11 42,6">
              <text:p/>
            </draw:polygon>
          </draw:g>
        </draw:g>
        <draw:path draw:style-name="gr59" draw:text-style-name="P19" draw:layer="промежуток3" svg:width="1.201cm" svg:height="0.631cm" svg:x="9.872cm" svg:y="7.227cm" svg:viewBox="0 0 1202 632" svg:d="M1202 28c0 3 0 6 0 10 0 109-25 202-81 297-55 95-124 163-219 217-96 55-190 80-301 80s-205-25-300-80c-96-54-165-122-220-217-56-95-81-188-81-297v7c0-4 176 63 179 64 72 33 92 36 187 78 100 19 143 43 242 25 102-7 90 3 201-22s133-53 217-86c125-67 176-152 176-72 0 3 0 5 0 8z">
          <text:p/>
        </draw:path>
        <draw:line draw:style-name="gr68" draw:text-style-name="P14" draw:layer="промежуток3" svg:x1="10.057cm" svg:y1="7.336cm" svg:x2="9.982cm" svg:y2="7.458cm">
          <text:p/>
        </draw:line>
        <draw:line draw:style-name="gr69" draw:text-style-name="P14" draw:layer="промежуток3" svg:x1="10.477cm" svg:y1="7.428cm" svg:x2="10.482cm" svg:y2="7.558cm">
          <text:p/>
        </draw:line>
        <draw:line draw:style-name="gr70" draw:text-style-name="P14" draw:layer="промежуток3" svg:x1="10.895cm" svg:y1="7.331cm" svg:x2="10.982cm" svg:y2="7.458cm">
          <text:p/>
        </draw:line>
        <draw:path draw:style-name="gr59" draw:text-style-name="P19" draw:layer="промежуток4" svg:width="1.201cm" svg:height="0.631cm" svg:x="9.872cm" svg:y="7.227cm" svg:viewBox="0 0 1202 632" svg:d="M1202 28c0 3 0 6 0 10 0 109-25 202-81 297-55 95-124 163-219 217-96 55-190 80-301 80s-205-25-300-80c-96-54-165-122-220-217-56-95-81-188-81-297v7c0-4 141 159 144 160 69 51 119 124 210 170 95 31 150 62 247 71 102-7 172-30 273-91s117-83 187-196c104-128 141-207 141-127 0 3 0 5 0 8z">
          <text:p/>
        </draw:path>
        <draw:line draw:style-name="gr71" draw:text-style-name="P14" draw:layer="промежуток4" svg:x1="10.054cm" svg:y1="7.448cm" svg:x2="9.977cm" svg:y2="7.662cm">
          <text:p/>
        </draw:line>
        <draw:line draw:style-name="gr72" draw:text-style-name="P14" draw:layer="промежуток4" svg:x1="10.473cm" svg:y1="7.668cm" svg:x2="10.477cm" svg:y2="7.933cm">
          <text:p/>
        </draw:line>
        <draw:line draw:style-name="gr73" draw:text-style-name="P14" draw:layer="промежуток4" svg:x1="10.895cm" svg:y1="7.431cm" svg:x2="11.004cm" svg:y2="7.611cm">
          <text:p/>
        </draw:line>
        <draw:path draw:style-name="gr74" draw:text-style-name="P22" draw:layer="улыбка" svg:width="1.011cm" svg:height="0.375cm" svg:x="8.306cm" svg:y="9.027cm" svg:viewBox="0 0 1012 376" svg:d="M0 175c45-7 70-7 105-16 36-9 70-4 105-10s73 2 110 0c34-1 71-4 106-2 35 1 70-17 106-16 35 0 70-12 105-18 36-6 74-12 110-21 39-9 76-13 112-30 34-16 68-36 106-62 7 31 18 70 22 106 4 35 16 69 10 106 9 32 5 64 15 101-48 11-80 13-117 26-33 11-78 11-112 9-36-3-73 14-108 14-37 0-82 14-117 14-37 0-64-4-103-13-42 2-71-12-110-24s-88-35-132-50c-59-14-60-20-91-39-36-22-30-14-64-35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глаз1"/>
      <draw:layer draw:name="улыбка"/>
      <draw:layer draw:name="промежуток1"/>
      <draw:layer draw:name="промежуток2"/>
      <draw:layer draw:name="промежуток3"/>
      <draw:layer draw:name="промежуток4"/>
      <draw:layer draw:name="глаз2"/>
      <draw:layer draw:name="глаз3"/>
      <draw:layer draw:name="глаз4"/>
      <draw:layer draw:name="глаз закрыт"/>
    </draw:layer-set>
    <style:master-page style:name="PM0" style:page-layout-name="PM0" draw:style-name="Mdp1"/>
    <style:master-page style:name="PM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2-23T17:19:28.776000000</dc:date>
    <meta:editing-duration>P2DT2H39M39S</meta:editing-duration>
    <meta:editing-cycles>92</meta:editing-cycles>
    <meta:generator>LibreOffice/6.1.3.2$Windows_x86 LibreOffice_project/86daf60bf00efa86ad547e59e09d6bb77c699acb</meta:generator>
    <meta:document-statistic meta:object-count="86"/>
  </office:meta>
</office:document-meta>
</file>